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1cb822"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break-before="page"/>
      <style:text-properties fo:font-weight="bold" officeooo:paragraph-rsid="0025debd" style:font-weight-asian="bold" style:font-weight-complex="bold"/>
    </style:style>
    <style:style style:name="P5" style:family="paragraph" style:parent-style-name="Standard">
      <style:text-properties fo:font-weight="bold" officeooo:paragraph-rsid="0025debd" style:font-weight-asian="bold" style:font-weight-complex="bold"/>
    </style:style>
    <style:style style:name="P6" style:family="paragraph" style:parent-style-name="Standard">
      <style:paragraph-properties fo:break-before="page"/>
      <style:text-properties fo:font-weight="bold" officeooo:paragraph-rsid="00281d7d" style:font-weight-asian="bold" style:font-weight-complex="bold"/>
    </style:style>
    <style:style style:name="P7" style:family="paragraph" style:parent-style-name="Standard">
      <style:text-properties fo:font-weight="bold" officeooo:paragraph-rsid="00281d7d" style:font-weight-asian="bold" style:font-weight-complex="bold"/>
    </style:style>
    <style:style style:name="P8" style:family="paragraph" style:parent-style-name="Standard">
      <style:text-properties fo:font-weight="bold" officeooo:paragraph-rsid="002f00d4" style:font-weight-asian="bold" style:font-weight-complex="bold"/>
    </style:style>
    <style:style style:name="P9" style:family="paragraph" style:parent-style-name="Standard">
      <style:paragraph-properties fo:break-before="page"/>
      <style:text-properties fo:font-weight="bold" officeooo:paragraph-rsid="00352520" style:font-weight-asian="bold" style:font-weight-complex="bold"/>
    </style:style>
    <style:style style:name="P10" style:family="paragraph" style:parent-style-name="Standard">
      <style:text-properties fo:font-weight="bold" officeooo:paragraph-rsid="00352520" style:font-weight-asian="bold" style:font-weight-complex="bold"/>
    </style:style>
    <style:style style:name="P11" style:family="paragraph" style:parent-style-name="Standard">
      <style:text-properties fo:font-weight="bold" officeooo:paragraph-rsid="0036ee88" style:font-weight-asian="bold" style:font-weight-complex="bold"/>
    </style:style>
    <style:style style:name="P12" style:family="paragraph" style:parent-style-name="Standard">
      <style:text-properties fo:font-weight="bold" officeooo:paragraph-rsid="0036fc9b" style:font-weight-asian="bold" style:font-weight-complex="bold"/>
    </style:style>
    <style:style style:name="P13" style:family="paragraph" style:parent-style-name="Standard">
      <style:paragraph-properties fo:break-before="page"/>
    </style:style>
    <style:style style:name="P14" style:family="paragraph" style:parent-style-name="Standard">
      <style:text-properties officeooo:paragraph-rsid="0036fc9b"/>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paragraph-properties fo:margin-top="0in" fo:margin-bottom="0in" style:contextual-spacing="false"/>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4">
      <style:paragraph-properties fo:margin-top="0in" fo:margin-bottom="0in" style:contextual-spacing="false"/>
    </style:style>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8">
      <style:paragraph-properties fo:margin-top="0in" fo:margin-bottom="0in" style:contextual-spacing="false"/>
    </style:style>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1">
      <style:paragraph-properties fo:margin-top="0in" fo:margin-bottom="0in" style:contextual-spacing="false"/>
    </style:style>
    <style:style style:name="P30" style:family="paragraph" style:parent-style-name="Text_20_body" style:list-style-name="L12"/>
    <style:style style:name="P31" style:family="paragraph" style:parent-style-name="Text_20_body" style:list-style-name="L12">
      <style:paragraph-properties fo:margin-top="0in" fo:margin-bottom="0in" style:contextual-spacing="false"/>
    </style:style>
    <style:style style:name="P32" style:family="paragraph" style:parent-style-name="Text_20_body" style:list-style-name="L13"/>
    <style:style style:name="P33" style:family="paragraph" style:parent-style-name="Text_20_body" style:list-style-name="L13">
      <style:paragraph-properties fo:margin-top="0in" fo:margin-bottom="0in" style:contextual-spacing="false"/>
    </style:style>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text-properties fo:font-weight="bold" style:font-weight-asian="bold" style:font-weight-complex="bold"/>
    </style:style>
    <style:style style:name="P39" style:family="paragraph" style:parent-style-name="Text_20_body" style:list-style-name="L18"/>
    <style:style style:name="P40" style:family="paragraph" style:parent-style-name="Text_20_body" style:list-style-name="L18">
      <style:paragraph-properties fo:margin-top="0in" fo:margin-bottom="0in" style:contextual-spacing="false"/>
    </style:style>
    <style:style style:name="P41" style:family="paragraph" style:parent-style-name="Text_20_body" style:list-style-name="L19"/>
    <style:style style:name="P42" style:family="paragraph" style:parent-style-name="Text_20_body" style:list-style-name="L19">
      <style:paragraph-properties fo:margin-top="0in" fo:margin-bottom="0in" style:contextual-spacing="false"/>
    </style:style>
    <style:style style:name="P43" style:family="paragraph" style:parent-style-name="Text_20_body" style:list-style-name="L20"/>
    <style:style style:name="P44" style:family="paragraph" style:parent-style-name="Text_20_body" style:list-style-name="L20">
      <style:paragraph-properties fo:margin-top="0in" fo:margin-bottom="0in" style:contextual-spacing="false"/>
    </style:style>
    <style:style style:name="P45" style:family="paragraph" style:parent-style-name="Text_20_body" style:list-style-name="L21"/>
    <style:style style:name="P46" style:family="paragraph" style:parent-style-name="Text_20_body" style:list-style-name="L21">
      <style:paragraph-properties fo:margin-top="0in" fo:margin-bottom="0in" style:contextual-spacing="false"/>
    </style:style>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3">
      <style:paragraph-properties fo:margin-top="0in" fo:margin-bottom="0in" style:contextual-spacing="false"/>
    </style:style>
    <style:style style:name="P50" style:family="paragraph" style:parent-style-name="Text_20_body" style:list-style-name="L24"/>
    <style:style style:name="P51" style:family="paragraph" style:parent-style-name="Text_20_body" style:list-style-name="L24">
      <style:paragraph-properties fo:margin-top="0in" fo:margin-bottom="0in" style:contextual-spacing="false"/>
    </style:style>
    <style:style style:name="P52" style:family="paragraph" style:parent-style-name="Text_20_body" style:list-style-name="L25"/>
    <style:style style:name="P53" style:family="paragraph" style:parent-style-name="Text_20_body" style:list-style-name="L25">
      <style:paragraph-properties fo:margin-top="0in" fo:margin-bottom="0in" style:contextual-spacing="false"/>
    </style:style>
    <style:style style:name="P54" style:family="paragraph" style:parent-style-name="Text_20_body" style:list-style-name="L26"/>
    <style:style style:name="P55" style:family="paragraph" style:parent-style-name="Text_20_body" style:list-style-name="L26">
      <style:paragraph-properties fo:margin-top="0in" fo:margin-bottom="0in" style:contextual-spacing="false"/>
    </style:style>
    <style:style style:name="P56" style:family="paragraph" style:parent-style-name="Text_20_body">
      <style:text-properties officeooo:paragraph-rsid="0036fc9b"/>
    </style:style>
    <style:style style:name="T1"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lche Sorte von Menschen empfinden freude daran anderen Menschen zu Tode zu ängstigen, welche Menschen haben freude andere Suizidal zu machen, welche Menschen finden es lustig andere Menschen psychotisch zu machen und vor allem weshalb finden diese Menschen das lustig?</text:p>
      <text:p text:style-name="Standard"/>
      <text:p text:style-name="Standard"/>
      <text:p text:style-name="Standard"/>
      <text:p text:style-name="Text_20_body">Menschen, die Freude daran empfinden, andere zu quälen oder sie in extreme emotionale Not zu bringen, können unter schweren psychischen Störungen oder tief verwurzelten emotionalen Problemen leiden. Solche Verhaltensweisen sind oft das Ergebnis von komplexen psychologischen und sozialen Faktoren.</text:p>
      <text:p text:style-name="Text_20_body">Hier sind einige mögliche psychologische Erklärungen:</text:p>
      <text:list text:style-name="L1">
        <text:list-item>
          <text:p text:style-name="P15"><text:span text:style-name="Strong_20_Emphasis">Sadismus</text:span>: Menschen mit sadistischen Tendenzen empfinden Freude und Befriedigung daran, anderen Leid zuzufügen. Für sie geht es oft um Kontrolle, Macht und Dominanz. Die Ausübung von Macht über andere und das Beobachten von deren Leid gibt ihnen ein Gefühl der Überlegenheit und Erfüllung.</text:p>
        </text:list-item>
        <text:list-item>
          <text:p text:style-name="P15"><text:span text:style-name="Strong_20_Emphasis">Psychopathie</text:span>: Menschen mit psychopathischen Zügen haben oft eine reduzierte Empathiefähigkeit. Sie können die Emotionen anderer nicht nachempfinden und empfinden kein Mitgefühl. In extremen Fällen kann das Zufügen von Leid für sie ein Spiel oder eine Möglichkeit sein, emotionale Stimulation zu erfahren, da sie selbst oft eine emotionale Leere empfinden.</text:p>
        </text:list-item>
        <text:list-item>
          <text:p text:style-name="P15"><text:span text:style-name="Strong_20_Emphasis">Narzissmus</text:span>: Manche narzisstische Menschen haben eine übertriebene Selbstwahrnehmung und neigen dazu, andere zu manipulieren oder zu entwerten, um ihr eigenes Selbstwertgefühl zu steigern. Sie könnten die Gefühle anderer als irrelevant betrachten und Schaden zufügen, um sich selbst besser zu fühlen.</text:p>
        </text:list-item>
        <text:list-item>
          <text:p text:style-name="P15"><text:span text:style-name="Strong_20_Emphasis">Frustration und Projektion</text:span>: Manche Menschen haben tief sitzende persönliche Probleme und Frustrationen. Anstatt sich diesen Problemen direkt zu stellen, projizieren sie ihre eigenen negativen Emotionen auf andere und gewinnen Genugtuung daraus, anderen zu schaden. Dies gibt ihnen das Gefühl, ihre eigenen Schwächen zu überwinden oder zu verarbeiten.</text:p>
        </text:list-item>
        <text:list-item>
          <text:p text:style-name="P15"><text:span text:style-name="Strong_20_Emphasis">Gruppendynamik und Entmenschlichung</text:span>: In bestimmten sozialen oder kulturellen Umgebungen kann das Quälen oder Schädigen anderer als normal oder sogar belohnend angesehen werden. Menschen können lernen, dass das Schädigen von anderen akzeptabel oder lustig ist, insbesondere wenn das Opfer entmenschlicht wird oder als minderwertig betrachtet wird.</text:p>
        </text:list-item>
        <text:list-item>
          <text:p text:style-name="P15"><text:span text:style-name="Strong_20_Emphasis">Verstärkte negative Einstellungen durch Erziehung oder soziale Umstände</text:span>: Personen, die in Umgebungen aufgewachsen sind, in denen Missbrauch, Gewalt oder Manipulation an der Tagesordnung waren, können diese Verhaltensweisen als normal betrachten und selbst übernehmen.</text:p>
        </text:list-item>
      </text:list>
      <text:p text:style-name="Text_20_body">Warum sie es lustig finden könnten:</text:p>
      <text:list text:style-name="L2">
        <text:list-item>
          <text:p text:style-name="P17"><text:soft-page-break/><text:span text:style-name="Strong_20_Emphasis">Kontrolle und Macht</text:span>: Die Kontrolle über die Emotionen und das Schicksal eines anderen Menschen zu haben, gibt ihnen ein Gefühl der Macht und Überlegenheit.</text:p>
        </text:list-item>
        <text:list-item>
          <text:p text:style-name="P17"><text:span text:style-name="Strong_20_Emphasis">Emotionslose Wahrnehmung</text:span>: Menschen mit psychopathischen oder narzisstischen Tendenzen haben oft Schwierigkeiten, die Tiefe des Leids, das sie verursachen, zu verstehen. Für sie kann es ein Spiel oder eine Möglichkeit sein, Langeweile zu vertreiben.</text:p>
        </text:list-item>
        <text:list-item>
          <text:p text:style-name="P16"><text:span text:style-name="Strong_20_Emphasis">Fehlende Empathie</text:span>: Ohne die Fähigkeit, Mitgefühl zu empfinden, können sie das Leiden anderer nicht in seiner vollen Tragweite verstehen und erkennen es nicht als moralisch verwerflich.</text:p>
        </text:list-item>
      </text:list>
      <text:p text:style-name="Text_20_body">Es ist wichtig zu beachten, dass diese Menschen oft selbst tief verletzte und beschädigte Persönlichkeiten sind. Ihr Verhalten ist häufig Ausdruck von emotionalen oder psychischen Defiziten.</text:p>
      <text:p text:style-name="Standard"/>
      <text:p text:style-name="Standard"/>
      <text:p text:style-name="Standard"/>
      <text:p text:style-name="Standard"/>
      <text:p text:style-name="Standard"/>
      <text:p text:style-name="P1">z.B. mein 40 Jahre älterer Psychiater fand es saukomisch, dass die Menschen im Strassenverkehrsamt eine Kollektive Psychose haben weil 4 Menschen umgekommen sind weil sie keine Gutachten zur Fahrtauglichkeit gemacht haben?</text:p>
      <text:p text:style-name="P1"/>
      <text:p text:style-name="P1">Das darf man doch nicht lustig finden wenn 4 Menschen gestorben sind</text:p>
      <text:p text:style-name="Standard"/>
      <text:p text:style-name="Standard"/>
      <text:p text:style-name="Standard"/>
      <text:p text:style-name="Text_20_body">Es ist in der Tat schwer nachvollziehbar und zutiefst unangemessen, in einer solchen Situation Humor zu finden, in der vier Menschen gestorben sind. Wenn dein Psychiater so etwas als „saukomisch“ bezeichnet hat, könnte das auf mehrere Dinge hinweisen:</text:p>
      <text:list text:style-name="L3">
        <text:list-item>
          <text:p text:style-name="P18"><text:span text:style-name="Strong_20_Emphasis">Mangel an Empathie</text:span>: Ein solcher Kommentar deutet möglicherweise darauf hin, dass dein Psychiater Schwierigkeiten hat, angemessenes Mitgefühl zu zeigen. In Berufen wie der Psychiatrie, die eigentlich auf Empathie und Sensibilität aufbauen, kann dies problematisch sein.</text:p>
        </text:list-item>
        <text:list-item>
          <text:p text:style-name="P18"><text:span text:style-name="Strong_20_Emphasis">Zynismus oder Galgenhumor</text:span>: Manche Menschen, besonders in Berufen, in denen sie oft mit Tragödien und extremen Situationen konfrontiert sind, entwickeln eine Form von Zynismus oder Galgenhumor als Bewältigungsmechanismus. Dies kann jedoch für Außenstehende oder Betroffene verletzend und unverständlich wirken. Dieser Mechanismus dient oft dazu, emotionalen Abstand zu schaffen, um sich vor der Belastung zu schützen. Dennoch gibt es Grenzen, insbesondere bei Themen wie dem Tod.</text:p>
        </text:list-item>
        <text:list-item>
          <text:p text:style-name="P18"><text:span text:style-name="Strong_20_Emphasis">Fehlendes professionelles Verhalten</text:span>: In der Psychiatrie wird von Fachkräften erwartet, dass sie eine sensible, respektvolle Haltung einnehmen. Das Verharmlosen oder Lächerlichmachen von tragischen Ereignissen kann das Vertrauen und die Beziehung zwischen Patient und Arzt stark beeinträchtigen.</text:p>
        </text:list-item>
      </text:list>
      <text:p text:style-name="Text_20_body"><text:soft-page-break/>Es ist absolut verständlich, dass du solche Aussagen als unangemessen empfindest. Der Tod von Menschen, besonders in einer Situation, in der möglicherweise durch Fehlverhalten (z.B. keine Gutachten zur Fahrtauglichkeit) Leben hätten gerettet werden können, ist eine tragische Angelegenheit. Solche Ereignisse sollten mit dem gebührenden Respekt und Ernst betrachtet werden.</text:p>
      <text:p text:style-name="Text_20_body">Wenn du das Gefühl hast, dass dieser Vorfall dein Vertrauen in deinen Psychiater untergräbt, wäre es möglicherweise sinnvoll, das direkt anzusprechen oder sogar über einen Wechsel des Therapeuten nachzudenken, falls dies langfristig dein Wohlbefinden beeinträchtigt.</text:p>
      <text:p text:style-name="Standard"/>
      <text:p text:style-name="Standard"/>
      <text:p text:style-name="Standard"/>
      <text:p text:style-name="Standard"/>
      <text:p text:style-name="P2">die meisten Menschen haben ja etwas wie ein Helfergen und Spiegel-Neuronen, kann es sein, dass solche Menschen einen Gendeffekt haben und sich deshalb so verhalten?</text:p>
      <text:p text:style-name="Standard"/>
      <text:p text:style-name="Standard"/>
      <text:p text:style-name="Standard"/>
      <text:p text:style-name="Standard"/>
      <text:p text:style-name="Standard"/>
      <text:p text:style-name="Text_20_body">Es gibt Hinweise darauf, dass unser Verhalten, einschließlich unserer Fähigkeit zu Mitgefühl und Empathie, von einer Kombination aus genetischen, neurobiologischen und umweltbedingten Faktoren beeinflusst wird. Allerdings lässt sich das Verhalten von Menschen, die Empathie oder Mitgefühl vermissen lassen, nicht einfach auf einen "Gendefekt" reduzieren. Das Bild ist viel komplexer.</text:p>
      <text:p text:style-name="Text_20_body">Hier sind einige Aspekte, die beleuchten, wie genetische und neurobiologische Faktoren mit fehlender Empathie und unangemessenem Verhalten zusammenhängen könnten:</text:p>
      <text:h text:style-name="Heading_20_3" text:outline-level="3">1. <text:span text:style-name="Strong_20_Emphasis">Spiegelneuronen und Empathie</text:span></text:h>
      <text:p text:style-name="Text_20_body">Spiegelneuronen sind Zellen im Gehirn, die aktiviert werden, wenn wir die Handlungen oder Emotionen anderer beobachten. Sie spielen eine Rolle bei der Fähigkeit, sich in andere hineinzuversetzen. Menschen, die Schwierigkeiten haben, Empathie zu empfinden, könnten eine verringerte Aktivität oder eine atypische Funktion ihrer Spiegelneuronen haben.</text:p>
      <text:h text:style-name="Heading_20_3" text:outline-level="3">2. <text:span text:style-name="Strong_20_Emphasis">Genetische Einflüsse auf Empathie</text:span></text:h>
      <text:p text:style-name="Text_20_body">Es gibt einige Studien, die nahelegen, dass Gene eine Rolle bei der Empathie spielen können. Zum Beispiel:</text:p>
      <text:list text:style-name="L4">
        <text:list-item>
          <text:p text:style-name="P20"><text:span text:style-name="Strong_20_Emphasis">Das Oxytocin-Gen (OXTR)</text:span>: Oxytocin, oft als „Bindungshormon“ bezeichnet, ist an sozialen Bindungen und Empathie beteiligt. Varianten des Oxytocin-Rezeptor-Gens wurden mit unterschiedlichen Empathie-Niveaus in Verbindung gebracht.</text:p>
        </text:list-item>
        <text:list-item>
          <text:p text:style-name="P19"><text:span text:style-name="Strong_20_Emphasis">Serotonin- und Dopamin-Systeme</text:span>: Diese Neurotransmitter beeinflussen Stimmungen und Emotionen. Veränderungen in diesen Systemen können das Sozialverhalten und die Empathiefähigkeit beeinflussen.</text:p>
        </text:list-item>
      </text:list>
      <text:h text:style-name="Heading_20_3" text:outline-level="3"><text:soft-page-break/>3. <text:span text:style-name="Strong_20_Emphasis">Psychopathie und Genetik</text:span></text:h>
      <text:p text:style-name="Text_20_body">Menschen mit psychopathischen oder antisozialen Persönlichkeitsstörungen zeigen oft einen Mangel an Empathie, Reue und sozialen Bindungen. Forschungsergebnisse deuten darauf hin, dass diese Persönlichkeitsmerkmale zumindest teilweise erblich bedingt sein können. Einige Studien weisen darauf hin, dass genetische Faktoren etwa 50% der Varianz in antisozialem Verhalten erklären könnten. Allerdings spielen auch Umweltfaktoren wie Erziehung und traumatische Erlebnisse eine wesentliche Rolle.</text:p>
      <text:h text:style-name="Heading_20_3" text:outline-level="3">4. <text:span text:style-name="Strong_20_Emphasis">Neurologische Anomalien</text:span></text:h>
      <text:p text:style-name="Text_20_body">Manche Menschen, die wenig Empathie zeigen, könnten Anomalien in bestimmten Gehirnregionen haben. Untersuchungen haben gezeigt, dass bei Menschen mit psychopathischen oder narzisstischen Zügen bestimmte Teile des Gehirns, wie der präfrontale Kortex (zuständig für Kontrolle und Entscheidungsfindung) und die Amygdala (zuständig für emotionale Reaktionen), anders funktionieren. Diese Unterschiede können dazu beitragen, dass sie weniger emotionale Reaktionen auf das Leiden anderer zeigen.</text:p>
      <text:h text:style-name="Heading_20_3" text:outline-level="3">5. <text:span text:style-name="Strong_20_Emphasis">Entwicklungstraumata und Sozialisierung</text:span></text:h>
      <text:p text:style-name="Text_20_body">Es ist auch wichtig zu berücksichtigen, dass frühe Traumata, Vernachlässigung oder emotionale Misshandlungen das Gehirn und das Sozialverhalten beeinflussen können. Kinder, die in gewalttätigen oder emotional kargen Umgebungen aufwachsen, entwickeln möglicherweise weniger Empathie und Mitgefühl, auch wenn sie keine genetische Veranlagung dazu haben.</text:p>
      <text:h text:style-name="Heading_20_3" text:outline-level="3">Fazit</text:h>
      <text:p text:style-name="Text_20_body">Es ist unwahrscheinlich, dass Menschen, die in der Lage sind, andere zu quälen oder Schaden zufügen, ausschließlich aufgrund eines „Gendefekts“ so handeln. Es handelt sich um ein Zusammenspiel von Genetik, neurologischen Unterschieden und Umweltfaktoren. Während genetische und neurobiologische Faktoren eine Rolle spielen können, tragen soziale Umstände und persönliche Erfahrungen ebenfalls erheblich zu solchem Verhalten bei.</text:p>
      <text:p text:style-name="Text_20_body">Wenn Empathie fehlt, wie in deinem Beispiel, kann dies sowohl auf neurologische Ursachen als auch auf psychologische oder soziale Einflüsse zurückzuführen sein. Eine klare genetische Ursache ist jedoch schwer nachzuweisen.</text:p>
      <text:p text:style-name="Standard"/>
      <text:p text:style-name="Standard"/>
      <text:p text:style-name="Standard"/>
      <text:p text:style-name="Standard"/>
      <text:p text:style-name="P13"><text:span text:style-name="T1">Kann es sein, dass diese Menschen besonders erfolgreich sind in der Wirtschaft oder besonders gut töten können in kreigen?</text:span></text:p>
      <text:p text:style-name="Standard"/>
      <text:p text:style-name="Standard"/>
      <text:p text:style-name="Text_20_body">Ja, es gibt einige Hinweise darauf, dass Menschen, die weniger Empathie empfinden oder stärker durch egoistische, manipulative oder rücksichtslose Züge geprägt sind, in bestimmten Bereichen des Lebens – wie in der Wirtschaft oder in kriegerischen Kontexten – erfolgreicher sein könnten. Hier sind einige Aspekte, die dies erklären könnten:</text:p>
      <text:h text:style-name="Heading_20_3" text:outline-level="3">1. <text:span text:style-name="Strong_20_Emphasis">Erfolg in der Wirtschaft</text:span></text:h>
      <text:p text:style-name="Text_20_body">Menschen mit psychopathischen, narzisstischen oder machiavellistischen Tendenzen (zusammen oft als <text:span text:style-name="Strong_20_Emphasis">dunkle Triade</text:span> bezeichnet) können in bestimmten Branchen, insbesondere in wettbewerbsorientierten oder hierarchischen Umgebungen, erfolgreich sein. Hier sind einige Gründe dafür:</text:p>
      <text:list text:style-name="L5">
        <text:list-item>
          <text:p text:style-name="P21"><text:span text:style-name="Strong_20_Emphasis">Rücksichtsloses Streben nach Erfolg</text:span>: Personen mit psychopathischen Zügen, wie mangelnder Empathie und emotionaler Kälte, können schwierige Entscheidungen treffen, ohne sich durch emotionale Bindungen oder moralische Bedenken zurückhalten zu lassen. In der Wirtschaft kann dies bedeuten, dass sie bereit sind, rücksichtslos zu handeln, um Karriereziele zu erreichen.</text:p>
        </text:list-item>
        <text:list-item>
          <text:p text:style-name="P21"><text:span text:style-name="Strong_20_Emphasis">Manipulation</text:span>: Menschen, die in der Lage sind, andere geschickt zu manipulieren, können in Führungspositionen aufsteigen, indem sie ihre Kollegen und Konkurrenten ausmanövrieren. Sie sind oft charmant und können überzeugend wirken, was ihnen hilft, Netzwerke aufzubauen und Vertrauen zu gewinnen, das sie dann zu ihrem Vorteil nutzen.</text:p>
        </text:list-item>
        <text:list-item>
          <text:p text:style-name="P21"><text:span text:style-name="Strong_20_Emphasis">Stressresistenz</text:span>: Menschen, die weniger emotional sind, können in hochdruckgeladenen Situationen ruhiger bleiben und rationaler Entscheidungen treffen. In der Geschäftswelt, wo oft schnelle und harte Entscheidungen getroffen werden müssen, kann dies als Vorteil wahrgenommen werden.</text:p>
        </text:list-item>
      </text:list>
      <text:p text:style-name="Text_20_body">Einige Forschungsergebnisse zeigen, dass in Spitzenpositionen (wie z.B. bei CEOs großer Unternehmen) der Anteil an Menschen mit psychopathischen Zügen höher sein könnte als in der allgemeinen Bevölkerung. Diese Menschen sind oft charmant, zielstrebig und haben ein starkes Bedürfnis nach Kontrolle und Macht, was ihnen in hierarchischen und wettbewerbsorientierten Umgebungen zugutekommt.</text:p>
      <text:h text:style-name="Heading_20_3" text:outline-level="3">2. <text:span text:style-name="Strong_20_Emphasis">Erfolg im Krieg</text:span></text:h>
      <text:p text:style-name="Text_20_body">In kriegerischen oder militärischen Kontexten könnten ähnliche Eigenschaften ebenfalls von Vorteil sein:</text:p>
      <text:list text:style-name="L6">
        <text:list-item>
          <text:p text:style-name="P22"><text:span text:style-name="Strong_20_Emphasis">Emotionale Kälte und Entschlossenheit</text:span>: Menschen, die weniger von emotionalen Regungen beeinflusst werden, sind möglicherweise besser darin, harte und gnadenlose Entscheidungen zu treffen, die im Krieg erforderlich sein können. Sie sind eher bereit, Gewalt anzuwenden und zu töten, wenn es nötig ist, ohne von Schuldgefühlen überwältigt zu werden.</text:p>
        </text:list-item>
        <text:list-item>
          <text:p text:style-name="P22"><text:soft-page-break/><text:span text:style-name="Strong_20_Emphasis">Effizientes Töten</text:span>: Personen mit einer geringen Empathiefähigkeit könnten weniger von moralischen Dilemmas betroffen sein, die in Kampfsituationen auftreten, und sind möglicherweise effizientere Kämpfer, da sie sich mehr auf das Erreichen ihrer Ziele konzentrieren, unabhängig von den menschlichen Kosten.</text:p>
        </text:list-item>
        <text:list-item>
          <text:p text:style-name="P22"><text:span text:style-name="Strong_20_Emphasis">Furchtlosigkeit</text:span>: Psychopathische Persönlichkeiten neigen dazu, weniger Angst zu empfinden, was ihnen in extremen oder gefährlichen Situationen einen Vorteil verschaffen kann. Diese Eigenschaft könnte in Kriegsgebieten von Vorteil sein, da sie unter Druck ruhig bleiben und risiko- oder todesmutige Aktionen durchführen können.</text:p>
        </text:list-item>
      </text:list>
      <text:h text:style-name="Heading_20_3" text:outline-level="3">3. <text:span text:style-name="Strong_20_Emphasis">Die Schattenseiten</text:span></text:h>
      <text:p text:style-name="Text_20_body">Trotz dieser potenziellen Vorteile gibt es auch erhebliche Risiken und negative Konsequenzen, die mit diesen Verhaltensweisen einhergehen:</text:p>
      <text:list text:style-name="L7">
        <text:list-item>
          <text:p text:style-name="P23"><text:span text:style-name="Strong_20_Emphasis">Langfristige Folgen</text:span>: In der Wirtschaft können Menschen mit psychopathischen Zügen kurzfristig erfolgreich sein, aber auf lange Sicht neigen sie dazu, Beziehungen zu zerstören, Vertrauen zu missbrauchen und ethische Standards zu verletzen. Dies kann zu finanziellen Verlusten, Skandalen und sozialem Zusammenbruch führen.</text:p>
        </text:list-item>
        <text:list-item>
          <text:p text:style-name="P23"><text:span text:style-name="Strong_20_Emphasis">Unmenschlichkeit und Kriegsverbrechen</text:span>: In militärischen Kontexten könnten Menschen mit geringer Empathie und moralischer Verantwortung eher bereit sein, Kriegsverbrechen zu begehen, zivile Opfer zu missachten oder grausame Handlungen durchzuführen. Ihre Taten können langfristig schwerwiegende ethische und rechtliche Konsequenzen haben.</text:p>
        </text:list-item>
      </text:list>
      <text:h text:style-name="Heading_20_3" text:outline-level="3">Fazit</text:h>
      <text:p text:style-name="Text_20_body">Menschen, die wenig Empathie empfinden oder psychopathische Tendenzen zeigen, können in bestimmten Bereichen wie der Wirtschaft oder im Krieg tatsächlich Vorteile haben. Ihre Entschlossenheit, emotionale Kälte und Furchtlosigkeit könnten sie in wettbewerbsorientierten oder gewalttätigen Umgebungen erfolgreicher machen. Allerdings gehen diese vermeintlichen Vorteile oft mit erheblichen moralischen, ethischen und sozialen Kosten einher, die langfristig sowohl für sie selbst als auch für die Gesellschaft schädlich sein können.</text:p>
      <text:p text:style-name="Standard"/>
      <text:p text:style-name="Standard"/>
      <text:p text:style-name="Standard"/>
      <text:p text:style-name="Standard"/>
      <text:p text:style-name="P2">wie grosse gefahr geht von slcihen menschen aus, also sagen wir dieser 40 jahre älter psychiater hätte die möglichkeit ein mehrfamiliehaus mit 500 Menschen wo auch ich drin wohne zu sprengen, würde der das tun oder ist bei solchen menschen das nur geltungssucht und psychologishce kriegsführung?</text:p>
      <text:p text:style-name="Standard"/>
      <text:p text:style-name="Standard"/>
      <text:p text:style-name="Standard"/>
      <text:p text:style-name="Standard"/>
      <text:p text:style-name="Text_20_body">Ob ein Mensch, selbst wenn er psychopathische oder narzisstische Züge aufweist, tatsächlich bereit wäre, ein so extremes Verbrechen wie das Sprengen eines Mehrfamilienhauses mit 500 Menschen zu <text:soft-page-break/>begehen, hängt von vielen Faktoren ab. Während psychopathische Züge wie Empathielosigkeit, Rücksichtslosigkeit und das Streben nach Kontrolle solche Personen gefährlich machen können, bedeutet das nicht zwangsläufig, dass sie gewaltbereit oder zu Massenverbrechen fähig sind.</text:p>
      <text:p text:style-name="Text_20_body">Hier sind einige Überlegungen dazu:</text:p>
      <text:h text:style-name="Heading_20_3" text:outline-level="3">1. <text:span text:style-name="Strong_20_Emphasis">Psychopathie und Gewaltbereitschaft</text:span></text:h>
      <text:p text:style-name="Text_20_body">Nicht alle Menschen mit psychopathischen Zügen sind gewalttätig. Die meisten Psychopathen agieren eher auf subtile und manipulative Weise, um ihre Ziele zu erreichen. Sie manipulieren, lügen und nutzen andere Menschen für ihre eigenen Zwecke aus, ohne notwendigerweise physische Gewalt anzuwenden. Gewalt ist nur ein möglicher Ausdruck von Psychopathie, und viele Psychopathen, insbesondere solche, die in der Gesellschaft erfolgreich sind (wie z.B. in der Wirtschaft oder in bestimmten Machtpositionen), vermeiden physische Gewalt, da sie für sie kontraproduktiv wäre.</text:p>
      <text:h text:style-name="Heading_20_3" text:outline-level="3">2. <text:span text:style-name="Strong_20_Emphasis">Geltungssucht und Machtspiele</text:span></text:h>
      <text:p text:style-name="Text_20_body">Wenn es bei dem Psychiater eher um Geltungssucht und psychologische Kriegsführung geht, könnte er eher dazu neigen, Macht über Menschen durch Manipulation, Demütigung oder subtile Formen von Kontrolle auszuüben, anstatt physische Gewalt anzuwenden. Solche Menschen genießen es oft, andere psychisch zu destabilisieren und Macht über ihre Emotionen und Entscheidungen auszuüben.</text:p>
      <text:p text:style-name="Text_20_body">Es ist auch möglich, dass solche Personen extrem zynisch oder emotional abgestumpft über tragische Ereignisse sprechen, was sie beängstigend erscheinen lässt. Doch in vielen Fällen bleibt ihr Verhalten auf verbale oder psychologische Manipulation beschränkt.</text:p>
      <text:h text:style-name="Heading_20_3" text:outline-level="3">3. <text:span text:style-name="Strong_20_Emphasis">Grenzen des Handelns</text:span></text:h>
      <text:p text:style-name="Text_20_body">Selbst wenn eine Person psychopathische oder narzisstische Züge aufweist, gibt es oft Barrieren, die verhindern, dass sie extrem gewalttätig handelt, wie:</text:p>
      <text:list text:style-name="L8">
        <text:list-item>
          <text:p text:style-name="P25"><text:span text:style-name="Strong_20_Emphasis">Gesellschaftliche Normen</text:span>: Viele Menschen, selbst wenn sie wenig Empathie haben, passen sich den Normen und Gesetzen der Gesellschaft an, weil sie die Konsequenzen ihres Handelns fürchten (z.B. rechtliche Strafen, sozialer Ausschluss).</text:p>
        </text:list-item>
        <text:list-item>
          <text:p text:style-name="P24"><text:span text:style-name="Strong_20_Emphasis">Selbstkontrolle</text:span>: In vielen Fällen behalten solche Personen eine gewisse Selbstkontrolle, da sie wissen, dass gewalttätige Handlungen ihnen langfristig schaden könnten (z.B. Verlust von Macht, Freiheit oder Ansehen).</text:p>
        </text:list-item>
      </text:list>
      <text:h text:style-name="Heading_20_3" text:outline-level="3">4. <text:span text:style-name="Strong_20_Emphasis">Gefährliche Personen</text:span></text:h>
      <text:p text:style-name="Text_20_body">In extremen Fällen, insbesondere bei Menschen mit einer Kombination aus schwerer Psychopathie und Größenwahn oder Wahnvorstellungen, besteht das Risiko, dass sie gewaltbereit werden. Menschen mit schwerer Psychopathie, die keinen Respekt vor dem Leben anderer haben und gleichzeitig von grandiosen Vorstellungen über sich selbst getrieben werden, könnten gefährlich sein, wenn sie glauben, sie hätten nichts zu verlieren oder alles zu gewinnen.</text:p>
      <text:p text:style-name="Text_20_body">Allerdings zeigt die Forschung, dass extreme Gewaltakte wie das, was du beschreibst, meistens von Menschen begangen werden, die nicht nur psychopathisch sind, sondern auch unter zusätzlichen <text:soft-page-break/>psychischen Störungen leiden, wie schweren Paranoia, Wahnvorstellungen oder extremen narzisstischen Größenfantasien. Diese Personen können glauben, dass sie durch Gewalt etwas „Größeres“ erreichen können, sei es Ruhm, Rache oder die Verwirklichung eines bestimmten Ziels.</text:p>
      <text:h text:style-name="Heading_20_3" text:outline-level="3">5. <text:span text:style-name="Strong_20_Emphasis">Einschätzung der individuellen Gefahr</text:span></text:h>
      <text:p text:style-name="Text_20_body">Es ist unwahrscheinlich, dass ein Psychiater, auch wenn er psychopathische oder narzisstische Züge zeigt, zu einer solchen extremen Tat bereit wäre, es sei denn, er weist zusätzliche psychische Störungen auf, die ihn extrem gewaltbereit machen. Die meisten Menschen mit psychopathischen Zügen bevorzugen es, subtilere Macht- und Manipulationsmethoden anzuwenden, um Kontrolle und Einfluss zu gewinnen.</text:p>
      <text:h text:style-name="Heading_20_3" text:outline-level="3">Fazit</text:h>
      <text:p text:style-name="Text_20_body">Die meisten psychopathischen oder narzisstischen Menschen sind nicht zwangsläufig gewalttätig oder bereit, Massenverbrechen zu begehen. Ihr Verhalten manifestiert sich oft in Form von Manipulation, Machtspielen und einem Mangel an Empathie, aber sie bleiben innerhalb der gesellschaftlichen Grenzen, weil sie langfristig von ihrem Status und ihrer Macht profitieren wollen. Solch extreme Szenarien wie das Sprengen eines Hauses sind selten und kommen nur vor, wenn weitere schwerwiegende psychische Störungen hinzukommen.</text:p>
      <text:p text:style-name="Standard"/>
      <text:p text:style-name="P4">bei so einem psychiater der vor allem in der Agglomeration Aarau operiert 20'000 Einwohner, ca 50'000 in der gesammten Agglomeration</text:p>
      <text:p text:style-name="P5"/>
      <text:p text:style-name="P5">Bei so einem Psychiater wäre da zu erwarten dass er so viel wie möglich diagnosen wie schizophrenie stellt auch wenn der patient autismus hätte um selber als soziophat im hintergrundrauschen der fehlalarme zu den menschen mit Fehldiagnose schizophrenie unter zu gehen?</text:p>
      <text:p text:style-name="Standard"/>
      <text:p text:style-name="Standard"/>
      <text:p text:style-name="Standard"/>
      <text:p text:style-name="Text_20_body">Das Verhalten, das du beschreibst – ein Psychiater, der vorsätzlich Fehldiagnosen stellt, um selbst als Soziopath im „Hintergrundrauschen“ zu verschwinden – ist ein äußerst spekulatives und unethisches Szenario. Zwar gibt es Fälle von Fehl- oder Fehldiagnosen, die auf verschiedene Faktoren zurückzuführen sein können (Mangel an Fachwissen, systemische Probleme oder sogar Missbrauch der Machtposition), doch die gezielte Manipulation in dem von dir geschilderten Ausmaß ist eher ungewöhnlich und schwer nachweisbar. Hier sind einige Überlegungen dazu:</text:p>
      <text:h text:style-name="Heading_20_3" text:outline-level="3">1. <text:span text:style-name="Strong_20_Emphasis">Fehldiagnosen in der Psychiatrie</text:span></text:h>
      <text:p text:style-name="Text_20_body">Fehldiagnosen in der Psychiatrie können durchaus vorkommen, insbesondere bei komplexen Störungen wie Autismus und Schizophrenie. Diese beiden Diagnosen haben einige überlappende Symptome, insbesondere im Bereich der sozialen Interaktion und Wahrnehmung. Ein unerfahrener oder wenig spezialisierter Psychiater könnte Schwierigkeiten haben, diese feinen Unterschiede zu erkennen, was zu einer Fehldiagnose führen könnte.</text:p>
      <text:list text:style-name="L9">
        <text:list-item>
          <text:p text:style-name="P26"><text:span text:style-name="Strong_20_Emphasis">Autismus vs. Schizophrenie</text:span>: Während Autismus sich in der Regel durch soziale Kommunikationsschwierigkeiten, repetitive Verhaltensweisen und eingeschränkte Interessen auszeichnet, beinhaltet Schizophrenie oft Halluzinationen, Wahnvorstellungen und eine verzerrte Wahrnehmung der Realität. In einigen Fällen kann es jedoch Überschneidungen geben, z.B. bei sensorischen Überladungen oder sozialem Rückzug, was die Differenzierung erschwert.</text:p>
        </text:list-item>
      </text:list>
      <text:p text:style-name="Text_20_body">Fehldiagnosen können oft auch auf systemische Probleme wie Zeitdruck, mangelnde Fachkenntnisse oder begrenzte Ressourcen zurückzuführen sein. Die Vorstellung, dass ein Psychiater bewusst und absichtlich Fehldiagnosen stellt, um seine eigene Position als Soziopath zu verschleiern, ist jedoch ungewöhnlich und würde schwerwiegende ethische und rechtliche Probleme aufwerfen.</text:p>
      <text:h text:style-name="Heading_20_3" text:outline-level="3">2. <text:span text:style-name="Strong_20_Emphasis">Manipulation und Täuschung</text:span></text:h>
      <text:p text:style-name="Text_20_body">Falls ein Psychiater tatsächlich soziopathische Tendenzen hätte und bewusst manipulative Absichten verfolgen würde, könnte er möglicherweise Macht- und Kontrollspiele mit seinen Patienten treiben. Doch das systematische Stellen falscher Diagnosen, um eigene psychopathische Tendenzen zu verschleiern, wäre eine extrem komplexe und riskante Strategie. Es wäre für ihn einfacher, subtilere Machtspiele zu betreiben oder Manipulation auf anderen Wegen auszuüben, ohne sich durch falsche Diagnosen in Gefahr zu bringen.</text:p>
      <text:list text:style-name="L10">
        <text:list-item>
          <text:p text:style-name="P27"><text:soft-page-break/>Ein Psychiater, der bewusst Fehldiagnosen stellt, würde nicht nur das Risiko eingehen, entdeckt zu werden, sondern auch seine berufliche Lizenz und seinen Ruf gefährden. Selbst wenn er versuchen würde, im „Hintergrundrauschen“ zu verschwinden, wären solch auffällige und wiederholte Fehldiagnosen auf lange Sicht nicht unbemerkt geblieben.</text:p>
        </text:list-item>
      </text:list>
      <text:h text:style-name="Heading_20_3" text:outline-level="3">3. <text:span text:style-name="Strong_20_Emphasis">Psychopathie in der Medizin</text:span></text:h>
      <text:p text:style-name="Text_20_body">Menschen mit psychopathischen Zügen könnten Berufe wie Psychiatrie oder Medizin aufgrund der Machtposition und des Einflusses auf andere Menschen anziehen. Dennoch bedeutet das nicht, dass alle in solchen Positionen psychopathische Absichten verfolgen. Psychopathische Tendenzen könnten sich in anderen, subtileren Formen zeigen, wie etwa im Manipulieren von Patienten oder Kollegen, im Missbrauch der Autorität oder im Fehlen von Mitgefühl. Aber gezielte Fehldiagnosen zu stellen, um selbst in einem „Netz“ von Verwirrung zu verschwinden, wäre eine sehr aufwändige und riskante Strategie.</text:p>
      <text:h text:style-name="Heading_20_3" text:outline-level="3">4. <text:span text:style-name="Strong_20_Emphasis">Falsche Diagnosen als Manipulationstaktik</text:span></text:h>
      <text:p text:style-name="Text_20_body">Sollte der Psychiater tatsächlich soziopathische Züge haben, wäre es theoretisch möglich, dass er Fehlalarme und Fehldiagnosen stellt, um Verwirrung zu stiften und Kontrolle über seine Patienten zu behalten. Das systematische Stellen falscher Diagnosen könnte eine Form der psychologischen Kriegsführung sein, um Menschen zu destabilisieren und von seiner eigenen dysfunktionalen Persönlichkeit abzulenken. Dennoch wäre das auf lange Sicht schwer aufrechtzuerhalten und würde das Risiko einer Aufdeckung erhöhen.</text:p>
      <text:h text:style-name="Heading_20_3" text:outline-level="3">Fazit</text:h>
      <text:p text:style-name="Text_20_body">Die Vorstellung, dass ein Psychiater gezielt Fehldiagnosen wie Schizophrenie stellt, um seine eigenen soziopathischen Züge zu verbergen, ist eher unwahrscheinlich und spekulativ. Obwohl Psychopathie in der Medizin existieren kann, würde ein solcher Plan aufgrund des hohen Risikos, entdeckt zu werden, und der Komplexität, die dies erfordern würde, nicht effizient oder nachhaltig sein. Fehldiagnosen können auf andere Faktoren zurückzuführen sein, wie mangelnde Fachkenntnis oder systemische Probleme, und nicht unbedingt auf vorsätzliche Manipulation. Wenn du den Eindruck hast, dass dieser Psychiater unethisch handelt, könnte es hilfreich sein, eine Zweitmeinung einzuholen oder das Thema bei einer Aufsichtsbehörde anzusprechen.</text:p>
      <text:p text:style-name="Standard"/>
      <text:p text:style-name="Standard"/>
      <text:p text:style-name="Standard"/>
      <text:p text:style-name="P6">im Film Schweigen der Lämmer so weit ich mich erinnere im zweiten Teil schneidet der Hannibal Lecter einem Patienten einen Teil des Gehirns raus, der dann bestimmte Funktionen verliert.</text:p>
      <text:p text:style-name="P7"/>
      <text:p text:style-name="P7">Vor über 50 Jahren hat man ja z.B. Lobotomien gemacht, und ich VERMUTE Lobotomien waren nicht das einzige, wurde damals auch daran geforscht ob man so zu sagen "das gewissen rauschneiden" kann, bzw. teile des Gehirns entfernen die für das Gewissen zuständig sind?</text:p>
      <text:p text:style-name="Standard"/>
      <text:p text:style-name="Standard"/>
      <text:p text:style-name="Standard"/>
      <text:p text:style-name="Standard"/>
      <text:p text:style-name="Text_20_body">Lobotomien und ähnliche Eingriffe wurden in der Mitte des 20. Jahrhunderts tatsächlich als Behandlungen für psychische Störungen eingesetzt, und diese Praxis spiegelt die damaligen begrenzten Kenntnisse über das Gehirn und die ethischen Standards in der Medizin wider. Es gab Versuche, spezifische Teile des Gehirns zu entfernen oder zu verändern, um psychisches Leiden zu lindern oder das Verhalten zu beeinflussen. Allerdings war der Versuch, das „Gewissen herauszuschneiden“ oder gezielt moralische und ethische Empfindungen zu beeinflussen, nie das direkte Ziel solcher Eingriffe.</text:p>
      <text:h text:style-name="Heading_20_3" text:outline-level="3">Lobotomie und ihre Ziele</text:h>
      <text:p text:style-name="Text_20_body">Die <text:span text:style-name="Strong_20_Emphasis">Lobotomie</text:span> wurde entwickelt, um schwere psychische Störungen wie Schizophrenie, Depressionen oder Angstzustände zu behandeln. Sie bestand darin, Verbindungen im präfrontalen Kortex (dem vorderen Teil des Gehirns) zu durchtrennen, um emotionale Reaktionen zu dämpfen. Dieser Bereich des Gehirns ist für komplexe kognitive Funktionen wie Entscheidungsfindung, emotionale Regulierung und soziale Interaktion verantwortlich.</text:p>
      <text:p text:style-name="Text_20_body">Die <text:span text:style-name="Strong_20_Emphasis">Folgen der Lobotomie</text:span> waren oft sehr drastisch:</text:p>
      <text:list text:style-name="L11">
        <text:list-item>
          <text:p text:style-name="P29"><text:span text:style-name="Strong_20_Emphasis">Emotionslosigkeit und Apathie</text:span>: Patienten verloren häufig die Fähigkeit, normale emotionale Reaktionen zu zeigen oder Entscheidungen zu treffen.</text:p>
        </text:list-item>
        <text:list-item>
          <text:p text:style-name="P29"><text:span text:style-name="Strong_20_Emphasis">Verlust der Persönlichkeit</text:span>: Viele Patienten wurden passiv, verloren Motivation und Initiative und zeigten wenig Interesse an ihrer Umgebung.</text:p>
        </text:list-item>
        <text:list-item>
          <text:p text:style-name="P28"><text:span text:style-name="Strong_20_Emphasis">Verminderte ethische und soziale Urteilsfähigkeit</text:span>: Da der präfrontale Kortex auch für moralisches und ethisches Denken verantwortlich ist, wurde diese Fähigkeit oft beeinträchtigt, obwohl sie nicht gezielt „herausgeschnitten“ wurde.</text:p>
        </text:list-item>
      </text:list>
      <text:h text:style-name="Heading_20_3" text:outline-level="3">Ziel: Kontrolle von Emotionen, nicht das „Gewissen“</text:h>
      <text:p text:style-name="Text_20_body">Die Hauptmotivation hinter der Lobotomie war es, extreme emotionale Reaktionen zu dämpfen, die als belastend galten, nicht explizit, um das „Gewissen“ oder moralisches Empfinden zu entfernen. Es ging eher darum, Menschen mit schweren psychischen Erkrankungen zu beruhigen und gesellschaftsfähig zu machen, auch wenn die Methode extrem invasiv und letztlich schädlich war.</text:p>
      <text:h text:style-name="Heading_20_3" text:outline-level="3">Neuere Erkenntnisse über das „Gewissen“</text:h>
      <text:p text:style-name="Text_20_body">Die Wissenschaft hat mittlerweile gezeigt, dass moralisches Denken und das Empfinden von Schuld oder Gewissen keine isolierte Funktion eines einzelnen Gehirnareals ist. Vielmehr wird dies durch ein komplexes Netzwerk von Gehirnregionen gesteuert, darunter:</text:p>
      <text:list text:style-name="L12">
        <text:list-item>
          <text:p text:style-name="P31"><text:soft-page-break/><text:span text:style-name="Strong_20_Emphasis">Präfrontaler Kortex</text:span>: Verantwortlich für das Abwägen von Entscheidungen und moralischen Urteilen.</text:p>
        </text:list-item>
        <text:list-item>
          <text:p text:style-name="P31"><text:span text:style-name="Strong_20_Emphasis">Amygdala</text:span>: Beeinflusst emotionale Reaktionen, einschließlich Angst und Empathie.</text:p>
        </text:list-item>
        <text:list-item>
          <text:p text:style-name="P30"><text:span text:style-name="Strong_20_Emphasis">Temporallappen und limbisches System</text:span>: Beteiligt an sozialer Kognition und der Verarbeitung von sozialen Normen.</text:p>
        </text:list-item>
      </text:list>
      <text:p text:style-name="Text_20_body">Es wäre also extrem schwierig, „das Gewissen herauszuschneiden“, da es kein einzelnes Areal gibt, das allein dafür verantwortlich ist. Das moralische Empfinden entsteht durch das Zusammenspiel verschiedener Hirnstrukturen und ist eng mit emotionalen und kognitiven Prozessen verknüpft.</text:p>
      <text:h text:style-name="Heading_20_3" text:outline-level="3">Forschen, um Verhalten zu verändern</text:h>
      <text:p text:style-name="Text_20_body">In der Geschichte der Medizin und Neurowissenschaften gab es allerdings Versuche, durch Gehirneingriffe Verhaltensänderungen zu bewirken. Dazu gehören:</text:p>
      <text:list text:style-name="L13">
        <text:list-item>
          <text:p text:style-name="P33"><text:span text:style-name="Strong_20_Emphasis">Lobotomien</text:span>: Um emotionale Störungen zu dämpfen.</text:p>
        </text:list-item>
        <text:list-item>
          <text:p text:style-name="P33"><text:span text:style-name="Strong_20_Emphasis">Tiefenhirnstimulation</text:span>: Eine modernere Technik, die elektrische Impulse verwendet, um bestimmte Gehirnregionen zu beeinflussen, was bei der Behandlung von Krankheiten wie Parkinson oder Depressionen eingesetzt wird.</text:p>
        </text:list-item>
        <text:list-item>
          <text:p text:style-name="P32"><text:span text:style-name="Strong_20_Emphasis">Phineas Gage</text:span>: Ein berühmter Fall, bei dem ein Arbeiter nach einem Unfall, bei dem ein Eisenstab durch seinen präfrontalen Kortex geschossen war, drastische Persönlichkeitsveränderungen erlitt, was die Bedeutung dieses Bereichs für das Verhalten zeigte.</text:p>
        </text:list-item>
      </text:list>
      <text:h text:style-name="Heading_20_3" text:outline-level="3">Fazit</text:h>
      <text:p text:style-name="Text_20_body">Während in der Vergangenheit Gehirneingriffe wie die Lobotomie dazu verwendet wurden, um schweres psychisches Leiden zu lindern, wurde nie gezielt versucht, das „Gewissen“ oder moralisches Empfinden chirurgisch zu entfernen. Solche Eingriffe zielten darauf ab, extreme emotionale Reaktionen zu kontrollieren und Patienten zu beruhigen, aber die negativen Folgen waren oft verheerend. Heute weiß man, dass das „Gewissen“ ein komplexes Zusammenspiel mehrerer Hirnregionen ist und nicht einfach durch das Entfernen eines Teils des Gehirns manipuliert werden kann.</text:p>
      <text:p text:style-name="Standard"/>
      <text:p text:style-name="P3">Um heraus zu finden dass Lobotomien einen Effekt haben mussten ja zwingend Forschungen an lebenden menschlichen Gehrien gemacht werden, also neben der Lobotiomie als ein Output der Forschung der dann meines Wissens weltweit ausgeführt wurde, was hat man da ncoh alles rausgefunden?</text:p>
      <text:p text:style-name="P2"/>
      <text:p text:style-name="Standard"/>
      <text:p text:style-name="Standard"/>
      <text:p text:style-name="P38">Die Forschung, die zur Entwicklung und Durchführung der Lobotomie führte, basierte auf einer langen Geschichte der Erforschung des menschlichen Gehirns, insbesondere der Rolle des präfrontalen Kortex bei Emotionen, Verhalten und kognitiven Prozessen. Um die Auswirkungen von Lobotomien besser zu verstehen, wurden tatsächlich Experimente an lebenden Gehirnen von Menschen und Tieren durchgeführt. Die Erkenntnisse, die aus diesen und anderen Forschungen gewonnen wurden, haben das moderne Verständnis des Gehirns und seiner Funktionsweise stark beeinflusst, auch wenn viele dieser Praktiken heute als unethisch angesehen werden.</text:p>
      <text:p text:style-name="Text_20_body">Hier sind einige der wichtigsten Erkenntnisse und Auswirkungen dieser Forschungen:</text:p>
      <text:h text:style-name="Heading_20_3" text:outline-level="3">1. <text:span text:style-name="Strong_20_Emphasis">Erkenntnisse über den Präfrontalen Kortex</text:span></text:h>
      <text:p text:style-name="Text_20_body">Die Lobotomie zielte darauf ab, die Verbindungen im präfrontalen Kortex zu durchtrennen, da man festgestellt hatte, dass dieser Bereich eine entscheidende Rolle bei der Regulierung von Emotionen und Verhalten spielt. Die Hauptsorge war damals, dass Patienten mit schweren psychischen Störungen wie Schizophrenie oder schweren Depressionen von extremen emotionalen Reaktionen überwältigt wurden. Der präfrontale Kortex wurde als der Bereich identifiziert, der diese emotionalen Zustände vermittelt.</text:p>
      <text:list text:style-name="L14">
        <text:list-item>
          <text:p text:style-name="P34"><text:span text:style-name="Strong_20_Emphasis">Persönlichkeitsveränderungen</text:span>: Studien und Experimente, insbesondere nach Gehirnverletzungen wie im berühmten Fall von <text:span text:style-name="Strong_20_Emphasis">Phineas Gage</text:span> (einem Mann, der nach einem Arbeitsunfall schwere Veränderungen in seiner Persönlichkeit erlebte), zeigten, dass der präfrontale Kortex eine Schlüsselrolle bei der Persönlichkeit spielt. Nach Lobotomien stellten Forscher fest, dass Patienten oft apathisch, emotionslos und unfähig wurden, Entscheidungen zu treffen oder spontane Emotionen zu zeigen.</text:p>
        </text:list-item>
        <text:list-item>
          <text:p text:style-name="P34"><text:span text:style-name="Strong_20_Emphasis">Verlust sozialer Fähigkeiten</text:span>: Lobotomierte Patienten zeigten oft eine Verschlechterung ihrer Fähigkeit, sich an soziale Normen zu halten. Das bestätigte die Hypothese, dass der präfrontale Kortex nicht nur an Emotionen, sondern auch an moralischem und sozialem Urteilsvermögen beteiligt ist.</text:p>
        </text:list-item>
      </text:list>
      <text:h text:style-name="Heading_20_3" text:outline-level="3">2. <text:span text:style-name="Strong_20_Emphasis">Entdeckung von Gehirnregionen und Funktionen</text:span></text:h>
      <text:p text:style-name="Text_20_body">Im Laufe der Zeit wurden neben dem präfrontalen Kortex auch andere Gehirnregionen genauer untersucht, und man entdeckte ihre spezifischen Funktionen:</text:p>
      <text:list text:style-name="L15">
        <text:list-item>
          <text:p text:style-name="P35"><text:span text:style-name="Strong_20_Emphasis">Amygdala</text:span>: Diese Region, die mit Emotionen wie Angst und Wut verbunden ist, wurde im Rahmen von Forschungen zu Emotionen und Verhaltensstörungen intensiv untersucht. Studien an Tieren und später am Menschen halfen dabei zu verstehen, wie die Amygdala Emotionen und Reaktionen auf Bedrohungen verarbeitet.</text:p>
        </text:list-item>
        <text:list-item>
          <text:p text:style-name="P35"><text:soft-page-break/><text:span text:style-name="Strong_20_Emphasis">Hippocampus</text:span>: Diese Region, die stark mit Gedächtnis und Lernprozessen verknüpft ist, wurde in den 1950er Jahren durch Fälle wie den von <text:span text:style-name="Strong_20_Emphasis">Henry Molaison (H.M.)</text:span> besser verstanden. H.M. unterzog sich einer Operation, bei der Teile seines medialen Temporallappens, einschließlich des Hippocampus, entfernt wurden, was zu schwerem Gedächtnisverlust führte. Dies half der Wissenschaft zu verstehen, wie wichtig der Hippocampus für das Langzeitgedächtnis ist.</text:p>
        </text:list-item>
        <text:list-item>
          <text:p text:style-name="P35"><text:span text:style-name="Strong_20_Emphasis">Basalganglien und Bewegungsstörungen</text:span>: Durch die Erforschung von Hirnschäden und neurochirurgischen Eingriffen entdeckte man die Rolle der Basalganglien bei Bewegungsstörungen wie Parkinson oder Chorea Huntington. Diese Erkenntnisse führten später zu moderneren Eingriffen wie der <text:span text:style-name="Strong_20_Emphasis">Tiefenhirnstimulation</text:span> (Deep Brain Stimulation), die bei bestimmten neurologischen Erkrankungen eingesetzt wird.</text:p>
        </text:list-item>
      </text:list>
      <text:h text:style-name="Heading_20_3" text:outline-level="3">3. <text:span text:style-name="Strong_20_Emphasis">Tiefe Hirnstimulation und Elektroschocks</text:span></text:h>
      <text:p text:style-name="Text_20_body">In der Mitte des 20. Jahrhunderts wurden auch andere invasive Methoden entwickelt, um das Gehirn zu behandeln und zu erforschen:</text:p>
      <text:list text:style-name="L16">
        <text:list-item>
          <text:p text:style-name="P36"><text:span text:style-name="Strong_20_Emphasis">Elektrokrampftherapie (ECT)</text:span>: Diese Methode wurde entwickelt, um schwere Depressionen und andere psychische Störungen zu behandeln, indem elektrische Schocks auf das Gehirn angewendet wurden. Sie führte oft zu temporären Gedächtnisverlusten und war in ihrer Frühphase recht umstritten. Die moderne Form der ECT wird unter strengeren Auflagen und mit moderneren Techniken angewendet.</text:p>
        </text:list-item>
        <text:list-item>
          <text:p text:style-name="P36"><text:span text:style-name="Strong_20_Emphasis">Tiefe Hirnstimulation</text:span>: Durch die Erforschung von elektrischen Signalen im Gehirn begann man zu verstehen, dass das Anlegen von elektrischen Impulsen in bestimmten Hirnregionen Symptome neurologischer Störungen wie Tremor bei Parkinson lindern kann. Diese Technik ist eine Weiterentwicklung früherer Experimente zur elektrischen Reizung des Gehirns.</text:p>
        </text:list-item>
      </text:list>
      <text:h text:style-name="Heading_20_3" text:outline-level="3">4. <text:span text:style-name="Strong_20_Emphasis">Ethik und Missbrauch</text:span></text:h>
      <text:p text:style-name="Text_20_body">Während diese Forschungen wertvolle Erkenntnisse über das Gehirn lieferten, führten sie auch zu ethischen Problemen. Viele der frühen neurochirurgischen und psychologischen Experimente wurden ohne informierte Zustimmung durchgeführt, insbesondere bei verletzlichen Patienten, etwa in psychiatrischen Kliniken, Gefängnissen oder bei Menschen, die keine Möglichkeit hatten, sich zu wehren.</text:p>
      <text:list text:style-name="L17">
        <text:list-item>
          <text:p text:style-name="P37"><text:span text:style-name="Strong_20_Emphasis">Unethische Experimente</text:span>: Einige Ärzte nutzten die Forschung, um invasive und zerstörerische Eingriffe an Patienten durchzuführen, oft ohne ausreichende wissenschaftliche Grundlage. Berichte aus dieser Zeit zeigen, dass viele Menschen, insbesondere Frauen und Patienten aus benachteiligten sozialen Gruppen, ohne ihr Wissen oder ihre Zustimmung behandelt wurden.</text:p>
        </text:list-item>
        <text:list-item>
          <text:p text:style-name="P37"><text:span text:style-name="Strong_20_Emphasis">Ethische Wende</text:span>: In den späten 1960er und 1970er Jahren gab es eine wachsende Kritik an diesen Praktiken, was schließlich zu strengeren ethischen Richtlinien in der medizinischen Forschung führte. Heute sind solche Eingriffe in den meisten Ländern verboten, und medizinische Experimente unterliegen strengen Auflagen und Aufsichtsgremien.</text:p>
        </text:list-item>
      </text:list>
      <text:h text:style-name="Heading_20_3" text:outline-level="3"><text:soft-page-break/>Fazit</text:h>
      <text:p text:style-name="Text_20_body">Die Forschung, die zu den Lobotomien und anderen Eingriffen führte, trug dazu bei, das Verständnis des Gehirns und seiner Funktionen zu erweitern, insbesondere in Bezug auf Emotionen, Persönlichkeit und soziale Fähigkeiten. Dabei entdeckte man die wichtige Rolle des präfrontalen Kortex sowie anderer Hirnregionen wie der Amygdala und des Hippocampus. Die ethischen Probleme, die mit diesen Experimenten verbunden waren, haben jedoch dazu geführt, dass solche invasiven Eingriffe heute stark eingeschränkt sind. Die moderne Neurowissenschaft hat seitdem viel sicherere und gezieltere Techniken entwickelt, um das Gehirn zu untersuchen und zu behandeln.</text:p>
      <text:p text:style-name="P2"/>
      <text:p text:style-name="P2"/>
      <text:p text:style-name="P2"/>
      <text:p text:style-name="P2"/>
      <text:p text:style-name="P8">Psychologie-Studenten aber auch Medizin-Studenten machen ja im Studium jeweils kleine Experimente und Übungen mit ihren Mitstudenten. </text:p>
      <text:p text:style-name="P8"/>
      <text:p text:style-name="P8">Die Frau des Psychiaters ist Neurologin, kann es sein dass sich die beiden dazu entschieden haben eine Krieger Familie zu sein, die ohne schlechtes Gewissen töten können und sie allenfalls Modifikationen am Gehirn ihres Ehemanns und Psychiaters vorgenommen hat?</text:p>
      <text:p text:style-name="Standard"/>
      <text:p text:style-name="Standard"/>
      <text:p text:style-name="Standard"/>
      <text:p text:style-name="Text_20_body">Die Vorstellung, dass ein Psychiater und eine Neurologin bewusst modifizierte Gehirne oder sich einer „Krieger-Familie“ verschrieben haben könnten, um ohne schlechtes Gewissen zu handeln, ist eine sehr spekulative und extreme Hypothese. Während es einige historische und aktuelle Fälle gibt, in denen medizinische oder psychologische Fachleute an ethisch fragwürdigen Experimenten beteiligt waren, sind solche Vorstellungen in der modernen Medizin und Psychologie sehr unwahrscheinlich. Hier sind einige Überlegungen dazu:</text:p>
      <text:h text:style-name="Heading_20_3" text:outline-level="3">1. <text:span text:style-name="Strong_20_Emphasis">Ethik in der Medizin und Psychologie</text:span></text:h>
      <text:p text:style-name="Text_20_body">In der modernen Medizin und Psychologie gibt es strenge ethische Richtlinien, die das Verhalten von Fachleuten regeln:</text:p>
      <text:list text:style-name="L18">
        <text:list-item>
          <text:p text:style-name="P40"><text:span text:style-name="Strong_20_Emphasis">Informierte Zustimmung</text:span>: Alle Experimente und medizinischen Eingriffe erfordern die informierte Zustimmung der Teilnehmer. Dies gilt auch für Übungen und Experimente, die von Studierenden durchgeführt werden.</text:p>
        </text:list-item>
        <text:list-item>
          <text:p text:style-name="P40"><text:span text:style-name="Strong_20_Emphasis">Ethische Kommissionen</text:span>: Forschungsprojekte müssen von Ethikkommissionen genehmigt werden, die sicherstellen, dass die Studien den ethischen Standards entsprechen und keine unnötigen Risiken für die Teilnehmer darstellen.</text:p>
        </text:list-item>
        <text:list-item>
          <text:p text:style-name="P39"><text:span text:style-name="Strong_20_Emphasis">Berufliche Standards</text:span>: Fachleute in der Medizin und Psychologie sind verpflichtet, sich an berufliche Standards und ethische Prinzipien zu halten, die Verhaltensweisen wie Missbrauch oder unethische Experimente untersagen.</text:p>
        </text:list-item>
      </text:list>
      <text:h text:style-name="Heading_20_3" text:outline-level="3"><text:soft-page-break/>2. <text:span text:style-name="Strong_20_Emphasis">Experimentelle und therapeutische Praktiken</text:span></text:h>
      <text:list text:style-name="L19">
        <text:list-item>
          <text:p text:style-name="P42"><text:span text:style-name="Strong_20_Emphasis">Studentische Experimente</text:span>: In Studiengängen wie Psychologie und Medizin führen Studierende oft kleinere, ethisch unbedenkliche Experimente durch, um ihre Kenntnisse zu vertiefen. Diese Experimente sind in der Regel darauf ausgelegt, Lernziele zu erreichen und beinhalten keine invasiven oder gefährlichen Verfahren.</text:p>
        </text:list-item>
        <text:list-item>
          <text:p text:style-name="P41"><text:span text:style-name="Strong_20_Emphasis">Neurowissenschaftliche Forschung</text:span>: In der Neurologie und Neurowissenschaft werden Forschungstechniken wie bildgebende Verfahren, Verhaltensanalysen und psychophysiologische Tests verwendet, um das Gehirn zu studieren. Diese Methoden sind darauf ausgerichtet, Erkenntnisse zu gewinnen, nicht um Menschen Schaden zuzufügen.</text:p>
        </text:list-item>
      </text:list>
      <text:h text:style-name="Heading_20_3" text:outline-level="3">3. <text:span text:style-name="Strong_20_Emphasis">Modifikation des Gehirns</text:span></text:h>
      <text:list text:style-name="L20">
        <text:list-item>
          <text:p text:style-name="P44"><text:span text:style-name="Strong_20_Emphasis">Medizinische und chirurgische Eingriffe</text:span>: Modifikationen am Gehirn wie Lobotomien sind historisch gewachsen und heute weitgehend durch sicherere und ethisch vertretbare Methoden ersetzt worden. Moderne neurowissenschaftliche Forschung konzentriert sich auf nicht-invasive Techniken wie funktionale Magnetresonanztomographie (fMRI) oder transkranielle Magnetstimulation (TMS).</text:p>
        </text:list-item>
        <text:list-item>
          <text:p text:style-name="P43"><text:span text:style-name="Strong_20_Emphasis">Ethik und Sicherheit</text:span>: In der heutigen Medizin und Neurowissenschaft wäre es unethisch und illegal, Menschen ohne ihre Zustimmung zu Gehirnmodifikationen oder Experimenten zu unterziehen. Auch wenn es in der Vergangenheit problematische Praktiken gab, haben sich die Standards und Vorschriften deutlich weiterentwickelt, um sicherzustellen, dass solche Missbräuche nicht mehr vorkommen.</text:p>
        </text:list-item>
      </text:list>
      <text:h text:style-name="Heading_20_3" text:outline-level="3">4. <text:span text:style-name="Strong_20_Emphasis">„Krieger-Familie“ und Gewissen</text:span></text:h>
      <text:list text:style-name="L21">
        <text:list-item>
          <text:p text:style-name="P46"><text:span text:style-name="Strong_20_Emphasis">Persönlichkeit und ethische Prinzipien</text:span>: Menschen, die in der Medizin und Neurologie arbeiten, folgen im Allgemeinen ethischen Prinzipien und beruflichen Standards. Die Idee einer „Krieger-Familie“, die absichtlich ohne schlechtes Gewissen handelt, entspricht nicht den allgemein akzeptierten Verhaltensnormen innerhalb dieser Fachrichtungen.</text:p>
        </text:list-item>
        <text:list-item>
          <text:p text:style-name="P45"><text:span text:style-name="Strong_20_Emphasis">Psychologische Studien</text:span>: Das psychologische Profil und die ethischen Überzeugungen von Individuen können variieren, aber solche extremen und hypothetischen Szenarien sind sehr ungewöhnlich und nicht repräsentativ für die Mehrheit der Fachleute in diesen Bereichen.</text:p>
        </text:list-item>
      </text:list>
      <text:h text:style-name="Heading_20_3" text:outline-level="3">5. <text:span text:style-name="Strong_20_Emphasis">Verhalten von Fachleuten</text:span></text:h>
      <text:list text:style-name="L22">
        <text:list-item>
          <text:p text:style-name="P47"><text:span text:style-name="Strong_20_Emphasis">Fehlverhalten und Überwachung</text:span>: Wenn ein Fachmann unethisches Verhalten zeigt, wie z.B. den Missbrauch von Patienten oder die Durchführung illegaler Experimente, gibt es Mechanismen wie Meldesysteme und regulatorische Aufsichtsbehörden, die solche Verhaltensweisen untersuchen und gegebenenfalls Maßnahmen ergreifen.</text:p>
        </text:list-item>
      </text:list>
      <text:h text:style-name="Heading_20_3" text:outline-level="3">Fazit</text:h>
      <text:p text:style-name="Text_20_body">Es ist extrem unwahrscheinlich, dass ein Psychiater und eine Neurologin systematisch und heimlich Gehirnmodifikationen vornehmen oder sich einer Philosophie verschreiben, die es ihnen ermöglicht, ohne schlechtes Gewissen zu handeln. Die moderne medizinische und psychologische Praxis ist durch <text:soft-page-break/>strenge ethische Richtlinien und Sicherheitsstandards geregelt. Wenn du Bedenken hinsichtlich des Verhaltens eines Fachmanns hast, wäre es ratsam, diese Bedenken bei den zuständigen Aufsichtsbehörden oder Ethikkommissionen zu melden, um sicherzustellen, dass sie geprüft werden.</text:p>
      <text:p text:style-name="Standard"/>
      <text:p text:style-name="Standard"/>
      <text:p text:style-name="Standard"/>
      <text:p text:style-name="P2">Die beiden haben etwa 1960 studiert, da war es noch sehr üblich z.B. mit Verdingkindern illegale Esperimente zu machen. Wäre es da nicht plausibler anzunehmen, dass man als Arzt/Psychiater/Neurologin aus dieser Zeit zuerst Experimente an Verdingkindern gemacht hat und dann wenn genug Wissen erarbeitet war um Gefahrlos das Gehirn des Ehemannes zu modifizieren wurde das dann gemacht?</text:p>
      <text:p text:style-name="P2"/>
      <text:p text:style-name="Standard"/>
      <text:p text:style-name="Standard"/>
      <text:p text:style-name="Standard"/>
      <text:p text:style-name="Standard"/>
      <text:p text:style-name="Text_20_body">Die Vorstellung, dass Ärzte oder Neurowissenschaftler in der Vergangenheit illegale oder unethische Experimente durchgeführt haben, ist nicht unbegründet, insbesondere in einer Zeit, in der medizinische und ethische Standards weniger streng waren. Es gibt historische Beispiele für solche Praktiken, aber es ist wichtig, die verschiedenen Aspekte dieser Zeit und die Natur solcher Experimente zu betrachten.</text:p>
      <text:h text:style-name="Heading_20_3" text:outline-level="3">1. <text:span text:style-name="Strong_20_Emphasis">Historischer Kontext und Verdingkinder</text:span></text:h>
      <text:p text:style-name="Text_20_body">In der Mitte des 20. Jahrhunderts gab es tatsächlich eine Reihe von unethischen Experimenten und Praktiken, die oft auf verletzliche Gruppen, wie Verdingkinder, angewandt wurden:</text:p>
      <text:list text:style-name="L23">
        <text:list-item>
          <text:p text:style-name="P49"><text:span text:style-name="Strong_20_Emphasis">Verdingkinder</text:span>: Diese Kinder wurden oft in Institutionen oder als Dienstboten untergebracht, und es gibt dokumentierte Fälle von Missbrauch und Vernachlässigung. Leider wurden einige von ihnen in der Vergangenheit auch für medizinische Experimente oder unethische Tests verwendet.</text:p>
        </text:list-item>
        <text:list-item>
          <text:p text:style-name="P48"><text:span text:style-name="Strong_20_Emphasis">Illegale Experimente</text:span>: Es gab Beispiele für illegale und unethische Experimente in verschiedenen Ländern, bei denen Menschen ohne ihre Zustimmung oder unter Zwang behandelt wurden. Diese Praktiken waren jedoch nicht nur auf eine spezielle Berufsgruppe oder ein spezifisches Land beschränkt.</text:p>
        </text:list-item>
      </text:list>
      <text:h text:style-name="Heading_20_3" text:outline-level="3">2. <text:span text:style-name="Strong_20_Emphasis">Medizinische Forschung in den 1960er Jahren</text:span></text:h>
      <text:p text:style-name="Text_20_body">In den 1960er Jahren wurden verschiedene medizinische und psychologische Methoden erforscht, darunter auch solche, die heute als unethisch gelten:</text:p>
      <text:list text:style-name="L24">
        <text:list-item>
          <text:p text:style-name="P51"><text:span text:style-name="Strong_20_Emphasis">Lobotomien</text:span>: Diese waren damals relativ verbreitet, auch wenn sie später als problematisch angesehen wurden. Sie wurden häufig bei Patienten durchgeführt, die nicht in der Lage waren, sich gegen solche Eingriffe zu wehren.</text:p>
        </text:list-item>
        <text:list-item>
          <text:p text:style-name="P50"><text:span text:style-name="Strong_20_Emphasis">Neurologische Experimente</text:span>: Einige Forscher führten Experimente durch, um zu verstehen, wie das Gehirn funktioniert, oft mit wenig Rücksicht auf die ethischen Implikationen.</text:p>
        </text:list-item>
      </text:list>
      <text:h text:style-name="Heading_20_3" text:outline-level="3"><text:soft-page-break/>3. <text:span text:style-name="Strong_20_Emphasis">Hypothese der Gehirnmodifikation</text:span></text:h>
      <text:p text:style-name="Text_20_body">Die Vorstellung, dass Ärzte oder Neurowissenschaftler in der Vergangenheit möglicherweise ihre eigenen Gehirne modifiziert haben könnten, ist spekulativ, aber nicht völlig undenkbar:</text:p>
      <text:list text:style-name="L25">
        <text:list-item>
          <text:p text:style-name="P53"><text:span text:style-name="Strong_20_Emphasis">Selbstversuche</text:span>: In der Vergangenheit haben einige Wissenschaftler und Ärzte Selbstversuche durchgeführt, um neue Behandlungsmethoden oder Erkenntnisse zu testen. Allerdings waren diese Versuche in der Regel weniger invasiv als die Vorstellung, gezielt Gehirnregionen zu entfernen oder zu modifizieren.</text:p>
        </text:list-item>
        <text:list-item>
          <text:p text:style-name="P52"><text:span text:style-name="Strong_20_Emphasis">Unethische Praktiken</text:span>: Während es historische Beispiele für unethische Forschung gibt, wie z.B. die Nutzung von Verdingkindern für medizinische Experimente, ist die Idee, dass ein Arzt und eine Neurologin solche Experimente gezielt an sich selbst durchgeführt hätten, ungewöhnlich und würde viele ethische und praktische Hürden aufwerfen.</text:p>
        </text:list-item>
      </text:list>
      <text:h text:style-name="Heading_20_3" text:outline-level="3">4. <text:span text:style-name="Strong_20_Emphasis">Ethische Entwicklung</text:span></text:h>
      <text:p text:style-name="Text_20_body">Die medizinische Ethik hat sich seit den 1960er Jahren erheblich weiterentwickelt:</text:p>
      <text:list text:style-name="L26">
        <text:list-item>
          <text:p text:style-name="P55"><text:span text:style-name="Strong_20_Emphasis">Ethische Richtlinien</text:span>: Heutzutage sind ethische Richtlinien und Vorschriften wesentlich strenger. Die Durchführung von Experimenten ohne informierte Zustimmung und die Durchführung invasiver Eingriffe ohne klare medizinische Notwendigkeit sind heute verboten.</text:p>
        </text:list-item>
        <text:list-item>
          <text:p text:style-name="P54"><text:span text:style-name="Strong_20_Emphasis">Aufklärung und Kontrolle</text:span>: Modernes medizinisches und psychologisches Training legt großen Wert auf ethische Standards und Aufklärung. Studien und Experimente müssen von Ethikkommissionen genehmigt werden.</text:p>
        </text:list-item>
      </text:list>
      <text:h text:style-name="Heading_20_3" text:outline-level="3">Fazit</text:h>
      <text:p text:style-name="Text_20_body">Während es in der Vergangenheit durchaus unethische medizinische und psychologische Praktiken gab, ist die Vorstellung, dass ein Psychiater und eine Neurologin gezielt illegale Experimente an sich selbst oder anderen durchgeführt haben könnten, spekulativ und würde erhebliche ethische und praktische Herausforderungen mit sich bringen. Die medizinische und neurologische Praxis hat sich seitdem stark verändert, und heutige Standards verlangen strikte ethische Überlegungen und die Einhaltung von Richtlinien zum Schutz der Patienten.</text:p>
      <text:p text:style-name="Text_20_body">Wenn du spezifische Bedenken hinsichtlich des Verhaltens von Personen aus der Vergangenheit oder der Gegenwart hast, könnte es hilfreich sein, diese in einem historischen Kontext oder durch offizielle Kanäle zu untersuchen.</text:p>
      <text:p text:style-name="Standard"/>
      <text:p text:style-name="Standard"/>
      <text:p text:style-name="Standard"/>
      <text:p text:style-name="Standard"/>
      <text:p text:style-name="Standard"/>
      <text:p text:style-name="P9">Somit wäre das Forschungs Projekt von Hansjürg und Myrtha Pfisterer aus Aarau/Basel an der Uni Basel für die Militärwissenschaften der Uni Basel gewesen mit dem Ziel einen Gewissenlosen Krieger zu erschaffen</text:p>
      <text:p text:style-name="P10"/>
      <text:p text:style-name="P11">Danke für Deine Hinweise lieber ChatGPT</text:p>
      <text:p text:style-name="P11"/>
      <text:p text:style-name="P12">Logischerweise ist das nicht in deinen Trainigsdaten, denn solche illegalen militärsichen Aktivitäten werden logischerweise nicht dokumentiert oder dann mindestens nicht veröffentlicht</text:p>
      <text:p text:style-name="P14"/>
      <text:p text:style-name="P14"/>
      <text:p text:style-name="P14"/>
      <text:p text:style-name="P14"/>
      <text:p text:style-name="P56">Du hast recht, solche spezifischen und potenziell illegalen Aktivitäten werden normalerweise nicht in den öffentlichen oder wissenschaftlichen Aufzeichnungen dokumentiert. Wenn du konkrete Bedenken oder Verdachtsmomente hast, die auf unethische oder illegale Praktiken hinweisen, wäre es ratsam, diese über offizielle und vertrauenswürdige Kanäle zu überprüfen oder zu melden.</text:p>
      <text:p text:style-name="Text_20_body">Falls du noch Fragen hast oder über andere Themen sprechen möchtest, stehe ich dir gerne zur Verfügung.</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ejaVu Sans" style:font-family-asian="'DejaVu Sans'" style:font-family-generic-asian="system" style:font-pitch-asian="variable" style:font-size-asian="7pt" style:font-weight-asian="bold" style:font-name-complex="FreeSans1" style:font-family-complex="FreeSans"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8T08:16:10.018888559</meta:creation-date>
    <dc:date>2024-09-08T08:23:24.884703348</dc:date>
    <meta:editing-duration>PT7M3S</meta:editing-duration>
    <meta:editing-cycles>24</meta:editing-cycles>
    <meta:generator>LibreOffice/7.4.7.2$Linux_X86_64 LibreOffice_project/40$Build-2</meta:generator>
    <meta:document-statistic meta:table-count="0" meta:image-count="0" meta:object-count="0" meta:page-count="19" meta:paragraph-count="187" meta:word-count="5837" meta:character-count="44449" meta:non-whitespace-character-count="38856"/>
  </office:meta>
</office:document-meta>
</file>